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lend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This Widget displays a calendar.</text:p><text:p text:style-name="Standard">More info (<text:a xlink:type="simple" xlink:href="https://docs.lvgl.io/8.3/widgets/extra/calendar.html" text:style-name="Internet_20_link" text:visited-style-name="Visited_20_Internet_20_Link">link</text:a>)</text:p>

            
                <text:list xml:id="list_Calendar2" text:continue-numbering="true" text:continue-list="list_Calend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alendar4"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Initially selected year.</text:p>,
                                            <text:list xml:id="list_Calendar5" text:continue-numbering="true" text:continue-list="list_Calendar4"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Initially selected month.</text:p>,
                                            <text:list xml:id="list_Calendar6" text:continue-numbering="true" text:continue-list="list_Calendar5"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Initially selected da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lendar7" text:continue-numbering="true" text:continue-list="list_Calendar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lendar8" text:continue-numbering="true" text:continue-list="list_Calenda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alendar9" text:continue-numbering="true" text:continue-list="list_Calendar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alendar10" text:continue-numbering="true" text:continue-list="list_Calendar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alendar11" text:continue-numbering="true" text:continue-list="list_Calendar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alendar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alendar13" text:continue-numbering="true" text:continue-list="list_Calenda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alendar14" text:continue-numbering="true" text:continue-list="list_Calendar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alendar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alendar16" text:continue-numbering="true" text:continue-list="list_Calendar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alendar17" text:continue-numbering="true" text:continue-list="list_Calendar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alendar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alendar19" text:continue-numbering="true" text:continue-list="list_Calendar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alendar20" text:continue-numbering="true" text:continue-list="list_Calendar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alendar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alendar22" text:continue-numbering="true" text:continue-list="list_Calendar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alendar23" text:continue-numbering="true" text:continue-list="list_Calenda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alendar24" text:continue-numbering="true" text:continue-list="list_Calenda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alendar25" text:continue-numbering="true" text:continue-list="list_Calenda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alendar26" text:continue-numbering="true" text:continue-list="list_Calenda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alendar27" text:continue-numbering="true" text:continue-list="list_Calenda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alendar28" text:continue-numbering="true" text:continue-list="list_Calenda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alendar29" text:continue-numbering="true" text:continue-list="list_Calenda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alendar30" text:continue-numbering="true" text:continue-list="list_Calenda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alendar31" text:continue-numbering="true" text:continue-list="list_Calenda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alendar32" text:continue-numbering="true" text:continue-list="list_Calenda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alendar33" text:continue-numbering="true" text:continue-list="list_Calenda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alendar34" text:continue-numbering="true" text:continue-list="list_Calenda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alendar35" text:continue-numbering="true" text:continue-list="list_Calenda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alendar36" text:continue-numbering="true" text:continue-list="list_Calenda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alendar37" text:continue-numbering="true" text:continue-list="list_Calenda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alendar38" text:continue-numbering="true" text:continue-list="list_Calenda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alendar39" text:continue-numbering="true" text:continue-list="list_Calenda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alendar40" text:continue-numbering="true" text:continue-list="list_Calenda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alendar41" text:continue-numbering="true" text:continue-list="list_Calenda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alendar42" text:continue-numbering="true" text:continue-list="list_Calenda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alendar43" text:continue-numbering="true" text:continue-list="list_Calenda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alendar44" text:continue-numbering="true" text:continue-list="list_Calenda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alendar45" text:continue-numbering="true" text:continue-list="list_Calenda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alendar46" text:continue-numbering="true" text:continue-list="list_Calendar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alendar47" text:continue-numbering="true" text:continue-list="list_Calendar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alendar48" text:continue-numbering="true" text:continue-list="list_Calendar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alendar49" text:continue-numbering="true" text:continue-list="list_Calendar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alendar50" text:continue-numbering="true" text:continue-list="list_Calendar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alendar51" text:continue-numbering="true" text:continue-list="list_Calendar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alendar52" text:continue-numbering="true" text:continue-list="list_Calendar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alendar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lendar54" text:continue-numbering="true" text:continue-list="list_Calendar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alendar55" text:continue-numbering="true" text:continue-list="list_Calendar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alendar56" text:continue-numbering="true" text:continue-list="list_Calendar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alendar3" text:continue-numbering="true" text:continue-list="list_Calendar2" text:style-name="Outline">
                        <text:list-item>
                            <text:list>
                                <text:list-item>
                                    <text:h text:style-name="Heading_20_2" text:outline-level="2">Examples</text:h>
                                </text:list-item>
                            </text:list>
                        </text:list-item>
                    </text:list>
                    <text:p text:style-name="Standard"/>
                    
                    <text:list xml:id="list_Calendar57"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